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background-color="#D0CEC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16.483541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Do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4" table:style-name="ce11">
            <text:p>Test Scenario : Door</text:p>
          </table:table-cell>
          <table:covered-table-cell/>
          <table:table-cell table:number-columns-repeated="16381"/>
        </table:table-row>
        <table:table-row table:number-rows-repeated="3" table:style-name="ro2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e door condition in different climate conditions like humidity,temperature etc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e amount of force - pull or push required to open or close the do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e door condition when used extensively with wate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e door closes automatically or not 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e spring mechanism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if the door makes noise when opened or clos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the number of locks in the door interior side or exterior sid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if the door is having stopper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if the door is having peek hole or no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e types of locks in the do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1" table:style-name="ce6">
            <text:p>11</text:p>
          </table:table-cell>
          <table:table-cell office:value-type="string" table:style-name="ce7">
            <text:p>check the position ,quality and strength of hinge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if the door is sliding door or rotating do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at colour of the door is as specifie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8">
            <text:p>check that the material used in the door body and it's parts is as per the specification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at the dimension of the doors are as per specification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if the door opens inwards or outward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if the door is single door or bi-folded do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e size of the door is as per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e door ,it's a leading washroom or any other location doo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0" table:style-name="ce6">
            <text:p>20</text:p>
          </table:table-cell>
          <table:table-cell office:value-type="string" table:style-name="ce7">
            <text:p>check the door condition when washing with hot or cold wate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1" table:style-name="ce6">
            <text:p>21</text:p>
          </table:table-cell>
          <table:table-cell office:value-type="string" table:style-name="ce7">
            <text:p>check that the swipe of the card with both entry and exit with a valid car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2" table:style-name="ce6">
            <text:p>22</text:p>
          </table:table-cell>
          <table:table-cell office:value-type="string" table:style-name="ce7">
            <text:p>check that swiping of card and automatically close the door within tim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3" table:style-name="ce6">
            <text:p>23</text:p>
          </table:table-cell>
          <table:table-cell office:value-type="string" table:style-name="ce7">
            <text:p>check the design of the door is as per the specification docu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4" table:style-name="ce6">
            <text:p>24</text:p>
          </table:table-cell>
          <table:table-cell office:value-type="string" table:style-name="ce7">
            <text:p>check if the door is built with glass ,is It a transparent or non- transparent door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5" table:style-name="ce9">
            <text:p>25</text:p>
          </table:table-cell>
          <table:table-cell office:value-type="string" table:style-name="ce10">
            <text:p>cheeck if any levels are on the door like push or pull.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8T14:00:56Z</meta:creation-date>
    <dc:date>2023-12-25T10:02:08Z</dc:date>
  </office:meta>
</office:document-meta>
</file>